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Ten odcinek może mieć lekko zafałszowaną ocenę, bo oglądałem go po pewnej ilości Applejacka (odpowiedź na pytanie, co to było, pozostawiam już waszej inteligencji) i przez to mogłem nie zwrócić uwagi na pewne błędy. A epizod urzekł mnie tym, jak zachowanie każdej z trzech bohaterek jest filtrowane przez ich spojrzenie. A już perełką był krąg oskarżeń. Mimo że odcinek był bardzo przewidywalny, dostarczył mi kupę śmiechu. Zatem z tego powodu oceniam go jako bardzo dobry. </text:p>
      <text:p text:style-name="P1"/>
      <text:p text:style-name="P1">Dolar84</text:p>
      <text:p text:style-name="P1">Podobało mi się. Niby taki prosty odcinek, bez wielkich atrakcji, ale oglądało się go świetnie. Zaklęty krąg oskarżeń, pierwsze wrażenie wizualne powracających podróżniczek i Twilight-detektyw. Wszystko po prostu do siebie pasowało. No i te genialne smaczki – piracki akcent Applejack, fala jak w „Gniewie Oceanu” i przede wszystkim krab w połączeniu z Rarity. Można było śmiać się do rozpuku. Chętnie rzucę na niego okiem jeszcze ra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7T22:37:49.674000000</dc:date>
    <meta:editing-duration>PT1H2M52S</meta:editing-duration>
    <meta:editing-cycles>1</meta:editing-cycles>
    <meta:document-statistic meta:table-count="0" meta:image-count="0" meta:object-count="0" meta:page-count="1" meta:paragraph-count="4" meta:word-count="142" meta:character-count="923" meta:non-whitespace-character-count="783"/>
  </office:meta>
</office:document-meta>
</file>